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 style:data-style-name="N121"/>
    <style:style style:name="ce3" style:family="table-cell" style:parent-style-name="Default" style:data-style-name="N0"/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fo:background-color="#c4d79b"/>
    </style:style>
    <style:style style:name="ce6" style:family="table-cell" style:parent-style-name="Default" style:data-style-name="N2">
      <style:table-cell-properties fo:background-color="#c4d79b"/>
    </style:style>
    <style:style style:name="ce7" style:family="table-cell" style:parent-style-name="Default" style:data-style-name="N0">
      <style:table-cell-properties fo:background-color="#83caff"/>
    </style:style>
    <style:style style:name="ce8" style:family="table-cell" style:parent-style-name="Default" style:data-style-name="N121">
      <style:table-cell-properties fo:background-color="#83caff"/>
    </style:style>
    <style:style style:name="ce9" style:family="table-cell" style:parent-style-name="Default" style:data-style-name="N0">
      <style:table-cell-properties fo:background-color="#83caff"/>
      <style:text-properties fo:color="#3c3c3c" style:font-name="Ubuntu" fo:font-size="9pt" fo:language="none" fo:country="none" style:font-name-asian="Ubuntu" style:font-size-asian="9pt" style:language-asian="none" style:country-asian="none" style:font-name-complex="Ubuntu" style:font-size-complex="9pt" style:language-complex="none" style:country-complex="none"/>
    </style:style>
    <style:style style:name="ce10" style:family="table-cell" style:parent-style-name="Default" style:data-style-name="N121">
      <style:table-cell-properties fo:background-color="#83caff"/>
      <style:text-properties style:font-name="Liberation Sans" style:font-name-asian="Droid Sans Fallback" style:font-name-complex="FreeSans"/>
    </style:style>
    <style:style style:name="ce11" style:family="table-cell" style:parent-style-name="Default">
      <style:text-properties fo:color="#3c3c3c" style:font-name="Ubuntu" fo:font-size="9pt" fo:language="none" fo:country="none" style:font-name-asian="Ubuntu" style:font-size-asian="9pt" style:language-asian="none" style:country-asian="none" style:font-name-complex="Ubuntu" style:font-size-complex="9pt" style:language-complex="none" style:country-complex="none"/>
    </style:style>
    <style:style style:name="ce1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number-columns-repeated="2" table:default-cell-style-name="ce4"/>
        <table:table-column table:style-name="co1" table:number-columns-repeated="2" table:default-cell-style-name="ce6"/>
        <table:table-column table:style-name="co1" table:default-cell-style-name="ce8"/>
        <table:table-column table:style-name="co1" table:default-cell-style-name="ce10"/>
        <table:table-column table:style-name="co1" table:number-columns-repeated="2" table:default-cell-style-name="ce2"/>
        <table:table-column table:style-name="co1" table:number-columns-repeated="9" table:default-cell-style-name="Default"/>
        <table:table-column table:style-name="co1" table:default-cell-style-name="ce4"/>
        <table:table-column table:style-name="co1" table:number-columns-repeated="2" table:default-cell-style-name="ce6"/>
        <table:table-column table:style-name="co1" table:number-columns-repeated="2" table:default-cell-style-name="ce4"/>
        <table:table-column table:style-name="co1" table:number-columns-repeated="2" table:default-cell-style-name="ce6"/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office:value-type="string" calcext:value-type="string">
            <text:p>Tm</text:p>
          </table:table-cell>
          <table:table-cell table:number-columns-repeated="8"/>
          <table:table-cell table:style-name="Default" table:number-columns-repeated="7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11"/>
          <table:table-cell table:style-name="ce12" office:value-type="float" office:value="0.000414497" calcext:value-type="float">
            <text:p>4.14E-004</text:p>
          </table:table-cell>
          <table:table-cell table:number-columns-repeated="8"/>
          <table:table-cell table:style-name="Default" table:number-columns-repeated="7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(z(z+1)/M)^0.5</text:p>
          </table:table-cell>
          <table:table-cell table:style-name="ce3" office:value-type="string" calcext:value-type="string">
            <text:p>N1+N2</text:p>
          </table:table-cell>
          <table:table-cell table:style-name="ce3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3" office:value-type="string" calcext:value-type="string">
            <text:p>R s/amb</text:p>
          </table:table-cell>
          <table:table-cell table:style-name="ce3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7" office:value-type="string" calcext:value-type="string">
            <text:p>fbs</text:p>
          </table:table-cell>
          <table:table-cell table:style-name="ce9" office:value-type="string" calcext:value-type="string">
            <text:p>σ f bs</text:p>
          </table:table-cell>
          <table:table-cell table:style-name="Default" office:value-type="string" calcext:value-type="string">
            <text:p>f bs</text:p>
          </table:table-cell>
          <table:table-cell table:style-name="ce11" office:value-type="string" calcext:value-type="string">
            <text:p>σ f bs</text:p>
          </table:table-cell>
          <table:table-cell office:value-type="string" calcext:value-type="string">
            <text:p>e Tm</text:p>
          </table:table-cell>
          <table:table-cell table:number-columns-repeated="5"/>
          <table:table-cell table:style-name="ce3" office:value-type="string" calcext:value-type="string">
            <text:p>N1</text:p>
          </table:table-cell>
          <table:table-cell table:style-name="ce3" office:value-type="string" calcext:value-type="string">
            <text:p>N2</text:p>
          </table:table-cell>
          <table:table-cell table:style-name="ce3" office:value-type="string" calcext:value-type="string">
            <text:p>N1+N2</text:p>
          </table:table-cell>
          <table:table-cell table:style-name="ce3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3" office:value-type="string" calcext:value-type="string">
            <text:p>R s/amb</text:p>
          </table:table-cell>
          <table:table-cell table:style-name="ce3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formula="of:=([.B4]*([.B4]+1)/[.C4])^0.5" office:value-type="string" office:string-value="" calcext:value-type="error">
            <text:p>#DIV/0!</text:p>
          </table:table-cell>
          <table:table-cell office:value-type="float" office:value="1439" calcext:value-type="float">
            <text:p>1439</text:p>
          </table:table-cell>
          <table:table-cell table:formula="of:=SQRT([.E4])" office:value-type="float" office:value="37.9341534767813" calcext:value-type="float">
            <text:p>37.93</text:p>
          </table:table-cell>
          <table:table-cell table:formula="of:=[.E4]/120" office:value-type="float" office:value="11.9916666666667" calcext:value-type="float">
            <text:p>11.99</text:p>
          </table:table-cell>
          <table:table-cell table:formula="of:=[.F4]/120" office:value-type="float" office:value="0.316117945639844" calcext:value-type="float">
            <text:p>0.32</text:p>
          </table:table-cell>
          <table:table-cell table:formula="of:=[.G4]-[.$Q$7]" office:value-type="float" office:value="11.5249966666667" calcext:value-type="float">
            <text:p>11.52</text:p>
          </table:table-cell>
          <table:table-cell table:formula="of:=([.H4]^2+[.$Q$9]^2)^0.5" office:value-type="float" office:value="0.322210063709307" calcext:value-type="float">
            <text:p>0.32</text:p>
          </table:table-cell>
          <table:table-cell table:formula="of:=[.I4]/(1-[.I4]*[.$Q$2])" office:value-type="float" office:value="11.5803167260632" calcext:value-type="float">
            <text:p>11.58</text:p>
          </table:table-cell>
          <table:table-cell table:formula="of:=([.J4]^2/(1-[.I4]*[.$Q$2])^4+([.I4]^2/(1-[.I4]*[.$Q$2])^2)^2*[.$Q$4]^2)^0.5" office:value-type="float" office:value="0.325322293839213" calcext:value-type="float">
            <text:p>0.33</text:p>
          </table:table-cell>
          <table:table-cell table:formula="of:=[.K4]/[.$K$4]" office:value-type="float" office:value="1" calcext:value-type="float">
            <text:p>1.000</text:p>
          </table:table-cell>
          <table:table-cell table:formula="of:=([.L4]^2/[.K4]^2+([.K4]/[.$K$4]^2)^2*[.$L$4]^2)^0.5" office:value-type="float" office:value="0.0397290688133142" calcext:value-type="float">
            <text:p>0.040</text:p>
          </table:table-cell>
          <table:table-cell table:formula="of:=[.E4]/[.$E$4]" office:value-type="float" office:value="1" calcext:value-type="float">
            <text:p>1.000</text:p>
          </table:table-cell>
          <table:table-cell table:formula="of:=([.M4]^2/[.E4]^2+([.E4]/[.$E$4]^2)^2*[.$M$4]^2)^0.5" office:value-type="float" office:value="0.000982775234449684" calcext:value-type="float">
            <text:p>0.001</text:p>
          </table:table-cell>
          <table:table-cell table:style-name="ce12" office:value-type="float" office:value="0.0000204732" calcext:value-type="float">
            <text:p>2.05E-005</text:p>
          </table:table-cell>
          <table:table-cell table:number-columns-repeated="5"/>
          <table:table-cell table:number-columns-repeated="2" table:style-name="ce3" office:value-type="float" office:value="122" calcext:value-type="float">
            <text:p>122</text:p>
          </table:table-cell>
          <table:table-cell office:value-type="float" office:value="1439" calcext:value-type="float">
            <text:p>1439</text:p>
          </table:table-cell>
          <table:table-cell table:formula="of:=SQRT([.Y4])" office:value-type="float" office:value="37.9341534767813" calcext:value-type="float">
            <text:p>37.93</text:p>
          </table:table-cell>
          <table:table-cell table:formula="of:=[.Y4]/120" office:value-type="float" office:value="11.9916666666667" calcext:value-type="float">
            <text:p>11.99</text:p>
          </table:table-cell>
          <table:table-cell table:formula="of:=[.Z4]/120" office:value-type="float" office:value="0.316117945639844" calcext:value-type="float">
            <text:p>0.32</text:p>
          </table:table-cell>
          <table:table-cell table:formula="of:=[.AA4]-[.$P$6]" office:value-type="float" office:value="11.9906111631949" calcext:value-type="float">
            <text:p>11.99</text:p>
          </table:table-cell>
          <table:table-cell table:formula="of:=([.AB4]^2+[.$Q$6]^2)^0.5" office:value-type="string" office:string-value="" calcext:value-type="error">
            <text:p>#VALUE!</text:p>
          </table:table-cell>
          <table:table-cell table:formula="of:=[.AC4]/(1-[.AC4]*[.$X$2])" office:value-type="float" office:value="11.9906111631949" calcext:value-type="float">
            <text:p>11.99</text:p>
          </table:table-cell>
          <table:table-cell table:formula="of:=([.AD4]^2/(1-[.AC4]*[.$X$2])^4+([.AC4]^2/(1-[.AC4]*[.$X$2])^2)^2*[.AJ4]^2)^0.5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lastico</text:p>
          </table:table-cell>
          <table:table-cell office:value-type="float" office:value="3.5" calcext:value-type="float">
            <text:p>3.5</text:p>
          </table:table-cell>
          <table:table-cell office:value-type="float" office:value="6.50947" calcext:value-type="float">
            <text:p>6.50947</text:p>
          </table:table-cell>
          <table:table-cell table:formula="of:=([.B5]*([.B5]+1)/[.C5])^0.5" office:value-type="float" office:value="1.55549086213689" calcext:value-type="float">
            <text:p>1.555</text:p>
          </table:table-cell>
          <table:table-cell office:value-type="float" office:value="1644" calcext:value-type="float">
            <text:p>1644</text:p>
          </table:table-cell>
          <table:table-cell table:formula="of:=SQRT([.E5])" office:value-type="float" office:value="40.5462698654266" calcext:value-type="float">
            <text:p>40.55</text:p>
          </table:table-cell>
          <table:table-cell table:formula="of:=[.E5]/120" office:value-type="float" office:value="13.7" calcext:value-type="float">
            <text:p>13.70</text:p>
          </table:table-cell>
          <table:table-cell table:formula="of:=[.F5]/120" office:value-type="float" office:value="0.337885582211888" calcext:value-type="float">
            <text:p>0.34</text:p>
          </table:table-cell>
          <table:table-cell table:formula="of:=[.G5]-[.$Q$7]" office:value-type="float" office:value="13.23333" calcext:value-type="float">
            <text:p>13.23</text:p>
          </table:table-cell>
          <table:table-cell table:formula="of:=([.H5]^2+[.$Q$9]^2)^0.5" office:value-type="float" office:value="0.343591961877263" calcext:value-type="float">
            <text:p>0.34</text:p>
          </table:table-cell>
          <table:table-cell table:formula="of:=[.I5]/(1-[.I5]*[.$Q$2])" office:value-type="float" office:value="13.3063174878105" calcext:value-type="float">
            <text:p>13.31</text:p>
          </table:table-cell>
          <table:table-cell table:formula="of:=([.J5]^2/(1-[.I5]*[.$Q$2])^4+([.I5]^2/(1-[.I5]*[.$Q$2])^2)^2*[.$Q$4]^2)^0.5" office:value-type="float" office:value="0.347411439990974" calcext:value-type="float">
            <text:p>0.35</text:p>
          </table:table-cell>
          <table:table-cell table:formula="of:=[.K5]/[.$K$4]" office:value-type="float" office:value="1.14904607555877" calcext:value-type="float">
            <text:p>1.149</text:p>
          </table:table-cell>
          <table:table-cell table:formula="of:=([.L5]^2/[.K5]^2+([.K5]/[.$K$4]^2)^2*[.$L$4]^2)^0.5" office:value-type="float" office:value="0.0415168975555009" calcext:value-type="float">
            <text:p>0.042</text:p>
          </table:table-cell>
          <table:table-cell table:formula="of:=[.E5]/[.$E$4]" office:value-type="float" office:value="1.14246004169562" calcext:value-type="float">
            <text:p>1.142</text:p>
          </table:table-cell>
          <table:table-cell table:formula="of:=([.M5]^2/[.E5]^2+([.E5]/[.$E$4]^2)^2*[.$M$4]^2)^0.5" office:value-type="float" office:value="0.00105774600180507" calcext:value-type="float">
            <text:p>0.001</text:p>
          </table:table-cell>
          <table:table-cell table:number-columns-repeated="2"/>
          <table:table-cell table:formula="of:=[.D5]" office:value-type="float" office:value="1.55549086213689" calcext:value-type="float">
            <text:p>1.5554908621</text:p>
          </table:table-cell>
          <table:table-cell table:formula="of:=[.M5]" office:value-type="float" office:value="1.14904607555877" calcext:value-type="float">
            <text:p>1.1490460756</text:p>
          </table:table-cell>
          <table:table-cell office:value-type="float" office:value="0" calcext:value-type="float">
            <text:p>0</text:p>
          </table:table-cell>
          <table:table-cell table:formula="of:=[.N5]" office:value-type="float" office:value="0.0415168975555009" calcext:value-type="float">
            <text:p>0.0415168976</text:p>
          </table:table-cell>
          <table:table-cell table:style-name="ce3" table:number-columns-repeated="2"/>
          <table:table-cell office:value-type="float" office:value="1644" calcext:value-type="float">
            <text:p>1644</text:p>
          </table:table-cell>
          <table:table-cell table:formula="of:=SQRT([.Y5])" office:value-type="float" office:value="40.5462698654266" calcext:value-type="float">
            <text:p>40.55</text:p>
          </table:table-cell>
          <table:table-cell table:formula="of:=[.Y5]/120" office:value-type="float" office:value="13.7" calcext:value-type="float">
            <text:p>13.70</text:p>
          </table:table-cell>
          <table:table-cell table:formula="of:=[.Z5]/120" office:value-type="float" office:value="0.337885582211888" calcext:value-type="float">
            <text:p>0.34</text:p>
          </table:table-cell>
          <table:table-cell table:formula="of:=[.AA5]-[.$P$6]" office:value-type="float" office:value="13.6989444965282" calcext:value-type="float">
            <text:p>13.70</text:p>
          </table:table-cell>
          <table:table-cell table:formula="of:=([.AB5]^2+[.$Q$6]^2)^0.5" office:value-type="string" office:string-value="" calcext:value-type="error">
            <text:p>#VALUE!</text:p>
          </table:table-cell>
          <table:table-cell table:formula="of:=[.AC5]/(1-[.AC5]*[.$X$2])" office:value-type="float" office:value="13.6989444965282" calcext:value-type="float">
            <text:p>13.70</text:p>
          </table:table-cell>
          <table:table-cell table:formula="of:=([.AD5]^2/(1-[.AC5]*[.$X$2])^4+([.AC5]^2/(1-[.AC5]*[.$X$2])^2)^2*[.AJ5]^2)^0.5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vidro </text:p>
          </table:table-cell>
          <table:table-cell office:value-type="float" office:value="10" calcext:value-type="float">
            <text:p>10</text:p>
          </table:table-cell>
          <table:table-cell office:value-type="float" office:value="20.0281" calcext:value-type="float">
            <text:p>20.0281</text:p>
          </table:table-cell>
          <table:table-cell table:formula="of:=([.B6]*([.B6]+1)/[.C6])^0.5" office:value-type="float" office:value="2.34356210540805" calcext:value-type="float">
            <text:p>2.344</text:p>
          </table:table-cell>
          <table:table-cell office:value-type="float" office:value="1638" calcext:value-type="float">
            <text:p>1638</text:p>
          </table:table-cell>
          <table:table-cell table:formula="of:=SQRT([.E6])" office:value-type="float" office:value="40.4722126896961" calcext:value-type="float">
            <text:p>40.47</text:p>
          </table:table-cell>
          <table:table-cell table:formula="of:=[.E6]/120" office:value-type="float" office:value="13.65" calcext:value-type="float">
            <text:p>13.65</text:p>
          </table:table-cell>
          <table:table-cell table:formula="of:=[.F6]/120" office:value-type="float" office:value="0.337268439080801" calcext:value-type="float">
            <text:p>0.34</text:p>
          </table:table-cell>
          <table:table-cell table:formula="of:=[.G6]-[.$Q$7]" office:value-type="float" office:value="13.18333" calcext:value-type="float">
            <text:p>13.18</text:p>
          </table:table-cell>
          <table:table-cell table:formula="of:=([.H6]^2+[.$Q$9]^2)^0.5" office:value-type="float" office:value="0.342985086556252" calcext:value-type="float">
            <text:p>0.34</text:p>
          </table:table-cell>
          <table:table-cell table:formula="of:=[.I6]/(1-[.I6]*[.$Q$2])" office:value-type="float" office:value="13.2557654774061" calcext:value-type="float">
            <text:p>13.26</text:p>
          </table:table-cell>
          <table:table-cell table:formula="of:=([.J6]^2/(1-[.I6]*[.$Q$2])^4+([.I6]^2/(1-[.I6]*[.$Q$2])^2)^2*[.$Q$4]^2)^0.5" office:value-type="float" office:value="0.346783147122595" calcext:value-type="float">
            <text:p>0.35</text:p>
          </table:table-cell>
          <table:table-cell table:formula="of:=[.K6]/[.$K$4]" office:value-type="float" office:value="1.14468073637158" calcext:value-type="float">
            <text:p>1.145</text:p>
          </table:table-cell>
          <table:table-cell table:formula="of:=([.L6]^2/[.K6]^2+([.K6]/[.$K$4]^2)^2*[.$L$4]^2)^0.5" office:value-type="float" office:value="0.0414545237198422" calcext:value-type="float">
            <text:p>0.041</text:p>
          </table:table-cell>
          <table:table-cell table:formula="of:=[.E6]/[.$E$4]" office:value-type="float" office:value="1.13829047949965" calcext:value-type="float">
            <text:p>1.138</text:p>
          </table:table-cell>
          <table:table-cell table:formula="of:=([.M6]^2/[.E6]^2+([.E6]/[.$E$4]^2)^2*[.$M$4]^2)^0.5" office:value-type="float" office:value="0.00105550347180022" calcext:value-type="float">
            <text:p>0.001</text:p>
          </table:table-cell>
          <table:table-cell office:value-type="string" calcext:value-type="string">
            <text:p>Ramb</text:p>
          </table:table-cell>
          <table:table-cell/>
          <table:table-cell table:formula="of:=[.D6]" office:value-type="float" office:value="2.34356210540805" calcext:value-type="float">
            <text:p>2.3435621054</text:p>
          </table:table-cell>
          <table:table-cell table:formula="of:=[.M6]" office:value-type="float" office:value="1.14468073637158" calcext:value-type="float">
            <text:p>1.1446807364</text:p>
          </table:table-cell>
          <table:table-cell office:value-type="float" office:value="0" calcext:value-type="float">
            <text:p>0</text:p>
          </table:table-cell>
          <table:table-cell table:formula="of:=[.N6]" office:value-type="float" office:value="0.0414545237198422" calcext:value-type="float">
            <text:p>0.0414545237</text:p>
          </table:table-cell>
          <table:table-cell table:style-name="ce3" table:number-columns-repeated="2"/>
          <table:table-cell office:value-type="float" office:value="1638" calcext:value-type="float">
            <text:p>1638</text:p>
          </table:table-cell>
          <table:table-cell table:formula="of:=SQRT([.Y6])" office:value-type="float" office:value="40.4722126896961" calcext:value-type="float">
            <text:p>40.47</text:p>
          </table:table-cell>
          <table:table-cell table:formula="of:=[.Y6]/120" office:value-type="float" office:value="13.65" calcext:value-type="float">
            <text:p>13.65</text:p>
          </table:table-cell>
          <table:table-cell table:formula="of:=[.Z6]/120" office:value-type="float" office:value="0.337268439080801" calcext:value-type="float">
            <text:p>0.34</text:p>
          </table:table-cell>
          <table:table-cell table:formula="of:=[.AA6]-[.$P$6]" office:value-type="float" office:value="13.6489444965282" calcext:value-type="float">
            <text:p>13.65</text:p>
          </table:table-cell>
          <table:table-cell table:formula="of:=([.AB6]^2+[.$Q$6]^2)^0.5" office:value-type="string" office:string-value="" calcext:value-type="error">
            <text:p>#VALUE!</text:p>
          </table:table-cell>
          <table:table-cell table:formula="of:=[.AC6]/(1-[.AC6]*[.$X$2])" office:value-type="float" office:value="13.6489444965282" calcext:value-type="float">
            <text:p>13.65</text:p>
          </table:table-cell>
          <table:table-cell table:formula="of:=([.AD6]^2/(1-[.AC6]*[.$X$2])^4+([.AC6]^2/(1-[.AC6]*[.$X$2])^2)^2*[.AJ6]^2)^0.5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26.981539" calcext:value-type="float">
            <text:p>26.981539</text:p>
          </table:table-cell>
          <table:table-cell table:formula="of:=([.B7]*([.B7]+1)/[.C7])^0.5" office:value-type="float" office:value="2.59718170586308" calcext:value-type="float">
            <text:p>2.597</text:p>
          </table:table-cell>
          <table:table-cell office:value-type="float" office:value="1665" calcext:value-type="float">
            <text:p>1665</text:p>
          </table:table-cell>
          <table:table-cell table:formula="of:=SQRT([.E7])" office:value-type="float" office:value="40.8044115262063" calcext:value-type="float">
            <text:p>40.80</text:p>
          </table:table-cell>
          <table:table-cell table:formula="of:=[.E7]/120" office:value-type="float" office:value="13.875" calcext:value-type="float">
            <text:p>13.88</text:p>
          </table:table-cell>
          <table:table-cell table:formula="of:=[.F7]/120" office:value-type="float" office:value="0.340036762718386" calcext:value-type="float">
            <text:p>0.34</text:p>
          </table:table-cell>
          <table:table-cell table:formula="of:=[.G7]-[.$Q$7]" office:value-type="float" office:value="13.40833" calcext:value-type="float">
            <text:p>13.41</text:p>
          </table:table-cell>
          <table:table-cell table:formula="of:=([.H7]^2+[.$Q$9]^2)^0.5" office:value-type="float" office:value="0.345707636016331" calcext:value-type="float">
            <text:p>0.35</text:p>
          </table:table-cell>
          <table:table-cell table:formula="of:=[.I7]/(1-[.I7]*[.$Q$2])" office:value-type="float" office:value="13.4832661174509" calcext:value-type="float">
            <text:p>13.48</text:p>
          </table:table-cell>
          <table:table-cell table:formula="of:=([.J7]^2/(1-[.I7]*[.$Q$2])^4+([.I7]^2/(1-[.I7]*[.$Q$2])^2)^2*[.$Q$4]^2)^0.5" office:value-type="float" office:value="0.34960241066787" calcext:value-type="float">
            <text:p>0.35</text:p>
          </table:table-cell>
          <table:table-cell table:formula="of:=[.K7]/[.$K$4]" office:value-type="float" office:value="1.16432619559574" calcext:value-type="float">
            <text:p>1.164</text:p>
          </table:table-cell>
          <table:table-cell table:formula="of:=([.L7]^2/[.K7]^2+([.K7]/[.$K$4]^2)^2*[.$L$4]^2)^0.5" office:value-type="float" office:value="0.0417393774242711" calcext:value-type="float">
            <text:p>0.042</text:p>
          </table:table-cell>
          <table:table-cell table:formula="of:=[.E7]/[.$E$4]" office:value-type="float" office:value="1.15705350938151" calcext:value-type="float">
            <text:p>1.157</text:p>
          </table:table-cell>
          <table:table-cell table:formula="of:=([.M7]^2/[.E7]^2+([.E7]/[.$E$4]^2)^2*[.$M$4]^2)^0.5" office:value-type="float" office:value="0.00106561647887993" calcext:value-type="float">
            <text:p>0.001</text:p>
          </table:table-cell>
          <table:table-cell office:value-type="float" office:value="0.46667" calcext:value-type="float">
            <text:p>0.46667</text:p>
          </table:table-cell>
          <table:table-cell/>
          <table:table-cell table:formula="of:=[.D7]" office:value-type="float" office:value="2.59718170586308" calcext:value-type="float">
            <text:p>2.5971817059</text:p>
          </table:table-cell>
          <table:table-cell table:formula="of:=[.M7]" office:value-type="float" office:value="1.16432619559574" calcext:value-type="float">
            <text:p>1.1643261956</text:p>
          </table:table-cell>
          <table:table-cell office:value-type="float" office:value="0" calcext:value-type="float">
            <text:p>0</text:p>
          </table:table-cell>
          <table:table-cell table:formula="of:=[.N7]" office:value-type="float" office:value="0.0417393774242711" calcext:value-type="float">
            <text:p>0.0417393774</text:p>
          </table:table-cell>
          <table:table-cell table:number-columns-repeated="2"/>
          <table:table-cell office:value-type="float" office:value="1665" calcext:value-type="float">
            <text:p>1665</text:p>
          </table:table-cell>
          <table:table-cell table:formula="of:=SQRT([.Y7])" office:value-type="float" office:value="40.8044115262063" calcext:value-type="float">
            <text:p>40.80</text:p>
          </table:table-cell>
          <table:table-cell table:formula="of:=[.Y7]/120" office:value-type="float" office:value="13.875" calcext:value-type="float">
            <text:p>13.88</text:p>
          </table:table-cell>
          <table:table-cell table:formula="of:=[.Z7]/120" office:value-type="float" office:value="0.340036762718386" calcext:value-type="float">
            <text:p>0.34</text:p>
          </table:table-cell>
          <table:table-cell table:formula="of:=[.AA7]-[.$P$6]" office:value-type="float" office:value="13.8739444965282" calcext:value-type="float">
            <text:p>13.87</text:p>
          </table:table-cell>
          <table:table-cell table:formula="of:=([.AB7]^2+[.$Q$6]^2)^0.5" office:value-type="string" office:string-value="" calcext:value-type="error">
            <text:p>#VALUE!</text:p>
          </table:table-cell>
          <table:table-cell table:formula="of:=[.AC7]/(1-[.AC7]*[.$X$2])" office:value-type="float" office:value="13.8739444965282" calcext:value-type="float">
            <text:p>13.87</text:p>
          </table:table-cell>
          <table:table-cell table:formula="of:=([.AD7]^2/(1-[.AC7]*[.$X$2])^4+([.AC7]^2/(1-[.AC7]*[.$X$2])^2)^2*[.AJ7]^2)^0.5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Aço</text:p>
          </table:table-cell>
          <table:table-cell office:value-type="float" office:value="25.8" calcext:value-type="float">
            <text:p>25.8</text:p>
          </table:table-cell>
          <table:table-cell office:value-type="float" office:value="55.409" calcext:value-type="float">
            <text:p>55.409</text:p>
          </table:table-cell>
          <table:table-cell table:formula="of:=([.B8]*([.B8]+1)/[.C8])^0.5" office:value-type="float" office:value="3.53254004616379" calcext:value-type="float">
            <text:p>3.533</text:p>
          </table:table-cell>
          <table:table-cell office:value-type="float" office:value="1813" calcext:value-type="float">
            <text:p>1813</text:p>
          </table:table-cell>
          <table:table-cell table:formula="of:=SQRT([.E8])" office:value-type="float" office:value="42.5793377120875" calcext:value-type="float">
            <text:p>42.58</text:p>
          </table:table-cell>
          <table:table-cell table:formula="of:=[.E8]/120" office:value-type="float" office:value="15.1083333333333" calcext:value-type="float">
            <text:p>15.11</text:p>
          </table:table-cell>
          <table:table-cell table:formula="of:=[.F8]/120" office:value-type="float" office:value="0.354827814267396" calcext:value-type="float">
            <text:p>0.35</text:p>
          </table:table-cell>
          <table:table-cell table:formula="of:=[.G8]-[.$Q$7]" office:value-type="float" office:value="14.6416633333333" calcext:value-type="float">
            <text:p>14.64</text:p>
          </table:table-cell>
          <table:table-cell table:formula="of:=([.H8]^2+[.$Q$9]^2)^0.5" office:value-type="float" office:value="0.360265939796947" calcext:value-type="float">
            <text:p>0.36</text:p>
          </table:table-cell>
          <table:table-cell table:formula="of:=[.I8]/(1-[.I8]*[.$Q$2])" office:value-type="float" office:value="14.7310650701728" calcext:value-type="float">
            <text:p>14.73</text:p>
          </table:table-cell>
          <table:table-cell table:formula="of:=([.J8]^2/(1-[.I8]*[.$Q$2])^4+([.I8]^2/(1-[.I8]*[.$Q$2])^2)^2*[.$Q$4]^2)^0.5" office:value-type="float" office:value="0.364705987949919" calcext:value-type="float">
            <text:p>0.36</text:p>
          </table:table-cell>
          <table:table-cell table:formula="of:=[.K8]/[.$K$4]" office:value-type="float" office:value="1.27207790759456" calcext:value-type="float">
            <text:p>1.272</text:p>
          </table:table-cell>
          <table:table-cell table:formula="of:=([.L8]^2/[.K8]^2+([.K8]/[.$K$4]^2)^2*[.$L$4]^2)^0.5" office:value-type="float" office:value="0.0434742204700146" calcext:value-type="float">
            <text:p>0.043</text:p>
          </table:table-cell>
          <table:table-cell table:formula="of:=[.E8]/[.$E$4]" office:value-type="float" office:value="1.25990271021543" calcext:value-type="float">
            <text:p>1.260</text:p>
          </table:table-cell>
          <table:table-cell table:formula="of:=([.M8]^2/[.E8]^2+([.E8]/[.$E$4]^2)^2*[.$M$4]^2)^0.5" office:value-type="float" office:value="0.00112199524209322" calcext:value-type="float">
            <text:p>0.001</text:p>
          </table:table-cell>
          <table:table-cell office:value-type="string" calcext:value-type="string">
            <text:p>E Ramb</text:p>
          </table:table-cell>
          <table:table-cell/>
          <table:table-cell table:formula="of:=[.D8]" office:value-type="float" office:value="3.53254004616379" calcext:value-type="float">
            <text:p>3.5325400462</text:p>
          </table:table-cell>
          <table:table-cell table:formula="of:=[.M8]" office:value-type="float" office:value="1.27207790759456" calcext:value-type="float">
            <text:p>1.2720779076</text:p>
          </table:table-cell>
          <table:table-cell office:value-type="float" office:value="0" calcext:value-type="float">
            <text:p>0</text:p>
          </table:table-cell>
          <table:table-cell table:formula="of:=[.N8]" office:value-type="float" office:value="0.0434742204700146" calcext:value-type="float">
            <text:p>0.0434742205</text:p>
          </table:table-cell>
          <table:table-cell table:number-columns-repeated="2"/>
          <table:table-cell office:value-type="float" office:value="1813" calcext:value-type="float">
            <text:p>1813</text:p>
          </table:table-cell>
          <table:table-cell table:formula="of:=SQRT([.Y8])" office:value-type="float" office:value="42.5793377120875" calcext:value-type="float">
            <text:p>42.58</text:p>
          </table:table-cell>
          <table:table-cell table:formula="of:=[.Y8]/120" office:value-type="float" office:value="15.1083333333333" calcext:value-type="float">
            <text:p>15.11</text:p>
          </table:table-cell>
          <table:table-cell table:formula="of:=[.Z8]/120" office:value-type="float" office:value="0.354827814267396" calcext:value-type="float">
            <text:p>0.35</text:p>
          </table:table-cell>
          <table:table-cell table:formula="of:=[.AA8]-[.$P$6]" office:value-type="float" office:value="15.1072778298615" calcext:value-type="float">
            <text:p>15.11</text:p>
          </table:table-cell>
          <table:table-cell table:formula="of:=([.AB8]^2+[.$Q$6]^2)^0.5" office:value-type="string" office:string-value="" calcext:value-type="error">
            <text:p>#VALUE!</text:p>
          </table:table-cell>
          <table:table-cell table:formula="of:=[.AC8]/(1-[.AC8]*[.$X$2])" office:value-type="float" office:value="15.1072778298615" calcext:value-type="float">
            <text:p>15.11</text:p>
          </table:table-cell>
          <table:table-cell table:formula="of:=([.AD8]^2/(1-[.AC8]*[.$X$2])^4+([.AC8]^2/(1-[.AC8]*[.$X$2])^2)^2*[.AJ8]^2)^0.5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3.546" calcext:value-type="float">
            <text:p>63.546</text:p>
          </table:table-cell>
          <table:table-cell table:formula="of:=([.B9]*([.B9]+1)/[.C9])^0.5" office:value-type="float" office:value="3.70011751249463" calcext:value-type="float">
            <text:p>3.700</text:p>
          </table:table-cell>
          <table:table-cell office:value-type="float" office:value="1894" calcext:value-type="float">
            <text:p>1894</text:p>
          </table:table-cell>
          <table:table-cell table:formula="of:=SQRT([.E9])" office:value-type="float" office:value="43.5201102939779" calcext:value-type="float">
            <text:p>43.52</text:p>
          </table:table-cell>
          <table:table-cell table:formula="of:=[.E9]/120" office:value-type="float" office:value="15.7833333333333" calcext:value-type="float">
            <text:p>15.78</text:p>
          </table:table-cell>
          <table:table-cell table:formula="of:=[.F9]/120" office:value-type="float" office:value="0.362667585783149" calcext:value-type="float">
            <text:p>0.36</text:p>
          </table:table-cell>
          <table:table-cell table:formula="of:=[.G9]-[.$Q$7]" office:value-type="float" office:value="15.3166633333333" calcext:value-type="float">
            <text:p>15.32</text:p>
          </table:table-cell>
          <table:table-cell table:formula="of:=([.H9]^2+[.$Q$9]^2)^0.5" office:value-type="float" office:value="0.367989874015275" calcext:value-type="float">
            <text:p>0.37</text:p>
          </table:table-cell>
          <table:table-cell table:formula="of:=[.I9]/(1-[.I9]*[.$Q$2])" office:value-type="float" office:value="15.4145257022448" calcext:value-type="float">
            <text:p>15.41</text:p>
          </table:table-cell>
          <table:table-cell table:formula="of:=([.J9]^2/(1-[.I9]*[.$Q$2])^4+([.I9]^2/(1-[.I9]*[.$Q$2])^2)^2*[.$Q$4]^2)^0.5" office:value-type="float" office:value="0.37273901818962" calcext:value-type="float">
            <text:p>0.37</text:p>
          </table:table-cell>
          <table:table-cell table:formula="of:=[.K9]/[.$K$4]" office:value-type="float" office:value="1.33109707332547" calcext:value-type="float">
            <text:p>1.331</text:p>
          </table:table-cell>
          <table:table-cell table:formula="of:=([.L9]^2/[.K9]^2+([.K9]/[.$K$4]^2)^2*[.$L$4]^2)^0.5" office:value-type="float" office:value="0.0445313467923858" calcext:value-type="float">
            <text:p>0.045</text:p>
          </table:table-cell>
          <table:table-cell table:formula="of:=[.E9]/[.$E$4]" office:value-type="float" office:value="1.31619179986101" calcext:value-type="float">
            <text:p>1.316</text:p>
          </table:table-cell>
          <table:table-cell table:formula="of:=([.M9]^2/[.E9]^2+([.E9]/[.$E$4]^2)^2*[.$M$4]^2)^0.5" office:value-type="float" office:value="0.00115348220616209" calcext:value-type="float">
            <text:p>0.001</text:p>
          </table:table-cell>
          <table:table-cell office:value-type="float" office:value="0.06236" calcext:value-type="float">
            <text:p>0.06236</text:p>
          </table:table-cell>
          <table:table-cell/>
          <table:table-cell table:formula="of:=[.D9]" office:value-type="float" office:value="3.70011751249463" calcext:value-type="float">
            <text:p>3.7001175125</text:p>
          </table:table-cell>
          <table:table-cell table:formula="of:=[.M9]" office:value-type="float" office:value="1.33109707332547" calcext:value-type="float">
            <text:p>1.3310970733</text:p>
          </table:table-cell>
          <table:table-cell office:value-type="float" office:value="0" calcext:value-type="float">
            <text:p>0</text:p>
          </table:table-cell>
          <table:table-cell table:formula="of:=[.N9]" office:value-type="float" office:value="0.0445313467923858" calcext:value-type="float">
            <text:p>0.0445313468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table:formula="of:=SQRT([.Y9])" office:value-type="float" office:value="43.5201102939779" calcext:value-type="float">
            <text:p>43.52</text:p>
          </table:table-cell>
          <table:table-cell table:formula="of:=[.Y9]/120" office:value-type="float" office:value="15.7833333333333" calcext:value-type="float">
            <text:p>15.78</text:p>
          </table:table-cell>
          <table:table-cell table:formula="of:=[.Z9]/120" office:value-type="float" office:value="0.362667585783149" calcext:value-type="float">
            <text:p>0.36</text:p>
          </table:table-cell>
          <table:table-cell table:formula="of:=[.AA9]-[.$P$6]" office:value-type="float" office:value="15.7822778298615" calcext:value-type="float">
            <text:p>15.78</text:p>
          </table:table-cell>
          <table:table-cell table:formula="of:=([.AB9]^2+[.$Q$6]^2)^0.5" office:value-type="string" office:string-value="" calcext:value-type="error">
            <text:p>#VALUE!</text:p>
          </table:table-cell>
          <table:table-cell table:formula="of:=[.AC9]/(1-[.AC9]*[.$X$2])" office:value-type="float" office:value="15.7822778298615" calcext:value-type="float">
            <text:p>15.78</text:p>
          </table:table-cell>
          <table:table-cell table:formula="of:=([.AD9]^2/(1-[.AC9]*[.$X$2])^4+([.AC9]^2/(1-[.AC9]*[.$X$2])^2)^2*[.AJ9]^2)^0.5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3.84" calcext:value-type="float">
            <text:p>183.84</text:p>
          </table:table-cell>
          <table:table-cell table:formula="of:=([.B10]*([.B10]+1)/[.C10])^0.5" office:value-type="float" office:value="5.49447859575087" calcext:value-type="float">
            <text:p>5.494</text:p>
          </table:table-cell>
          <table:table-cell office:value-type="float" office:value="2131" calcext:value-type="float">
            <text:p>2131</text:p>
          </table:table-cell>
          <table:table-cell table:formula="of:=SQRT([.E10])" office:value-type="float" office:value="46.1627555503352" calcext:value-type="float">
            <text:p>46.16</text:p>
          </table:table-cell>
          <table:table-cell table:formula="of:=[.E10]/120" office:value-type="float" office:value="17.7583333333333" calcext:value-type="float">
            <text:p>17.76</text:p>
          </table:table-cell>
          <table:table-cell table:formula="of:=[.F10]/120" office:value-type="float" office:value="0.384689629586126" calcext:value-type="float">
            <text:p>0.38</text:p>
          </table:table-cell>
          <table:table-cell table:formula="of:=[.G10]-[.$Q$7]" office:value-type="float" office:value="17.2916633333333" calcext:value-type="float">
            <text:p>17.29</text:p>
          </table:table-cell>
          <table:table-cell table:formula="of:=([.H10]^2+[.$Q$9]^2)^0.5" office:value-type="float" office:value="0.389711278655251" calcext:value-type="float">
            <text:p>0.39</text:p>
          </table:table-cell>
          <table:table-cell table:formula="of:=[.I10]/(1-[.I10]*[.$Q$2])" office:value-type="float" office:value="17.4164933073515" calcext:value-type="float">
            <text:p>17.42</text:p>
          </table:table-cell>
          <table:table-cell table:formula="of:=([.J10]^2/(1-[.I10]*[.$Q$2])^4+([.I10]^2/(1-[.I10]*[.$Q$2])^2)^2*[.$Q$4]^2)^0.5" office:value-type="float" office:value="0.395407077180201" calcext:value-type="float">
            <text:p>0.40</text:p>
          </table:table-cell>
          <table:table-cell table:formula="of:=[.K10]/[.$K$4]" office:value-type="float" office:value="1.50397383071165" calcext:value-type="float">
            <text:p>1.504</text:p>
          </table:table-cell>
          <table:table-cell table:formula="of:=([.L10]^2/[.K10]^2+([.K10]/[.$K$4]^2)^2*[.$L$4]^2)^0.5" office:value-type="float" office:value="0.0479640177531654" calcext:value-type="float">
            <text:p>0.048</text:p>
          </table:table-cell>
          <table:table-cell table:formula="of:=[.E10]/[.$E$4]" office:value-type="float" office:value="1.48088950660181" calcext:value-type="float">
            <text:p>1.481</text:p>
          </table:table-cell>
          <table:table-cell table:formula="of:=([.M10]^2/[.E10]^2+([.E10]/[.$E$4]^2)^2*[.$M$4]^2)^0.5" office:value-type="float" office:value="0.0012478639334665" calcext:value-type="float">
            <text:p>0.001</text:p>
          </table:table-cell>
          <table:table-cell table:number-columns-repeated="2"/>
          <table:table-cell table:formula="of:=[.D10]" office:value-type="float" office:value="5.49447859575087" calcext:value-type="float">
            <text:p>5.4944785958</text:p>
          </table:table-cell>
          <table:table-cell table:formula="of:=[.M10]" office:value-type="float" office:value="1.50397383071165" calcext:value-type="float">
            <text:p>1.5039738307</text:p>
          </table:table-cell>
          <table:table-cell office:value-type="float" office:value="0" calcext:value-type="float">
            <text:p>0</text:p>
          </table:table-cell>
          <table:table-cell table:formula="of:=[.N10]" office:value-type="float" office:value="0.0479640177531654" calcext:value-type="float">
            <text:p>0.0479640178</text:p>
          </table:table-cell>
          <table:table-cell table:number-columns-repeated="2"/>
          <table:table-cell office:value-type="float" office:value="2131" calcext:value-type="float">
            <text:p>2131</text:p>
          </table:table-cell>
          <table:table-cell table:formula="of:=SQRT([.Y10])" office:value-type="float" office:value="46.1627555503352" calcext:value-type="float">
            <text:p>46.16</text:p>
          </table:table-cell>
          <table:table-cell table:formula="of:=[.Y10]/120" office:value-type="float" office:value="17.7583333333333" calcext:value-type="float">
            <text:p>17.76</text:p>
          </table:table-cell>
          <table:table-cell table:formula="of:=[.Z10]/120" office:value-type="float" office:value="0.384689629586126" calcext:value-type="float">
            <text:p>0.38</text:p>
          </table:table-cell>
          <table:table-cell table:formula="of:=[.AA10]-[.$P$6]" office:value-type="float" office:value="17.7572778298615" calcext:value-type="float">
            <text:p>17.76</text:p>
          </table:table-cell>
          <table:table-cell table:formula="of:=([.AB10]^2+[.$Q$6]^2)^0.5" office:value-type="string" office:string-value="" calcext:value-type="error">
            <text:p>#VALUE!</text:p>
          </table:table-cell>
          <table:table-cell table:formula="of:=[.AC10]/(1-[.AC10]*[.$X$2])" office:value-type="float" office:value="17.7572778298615" calcext:value-type="float">
            <text:p>17.76</text:p>
          </table:table-cell>
          <table:table-cell table:formula="of:=([.AD10]^2/(1-[.AC10]*[.$X$2])^4+([.AC10]^2/(1-[.AC10]*[.$X$2])^2)^2*[.AJ10]^2)^0.5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7.2" calcext:value-type="float">
            <text:p>207.2</text:p>
          </table:table-cell>
          <table:table-cell table:formula="of:=([.B11]*([.B11]+1)/[.C11])^0.5" office:value-type="float" office:value="5.731273012821" calcext:value-type="float">
            <text:p>5.731</text:p>
          </table:table-cell>
          <table:table-cell office:value-type="float" office:value="2160" calcext:value-type="float">
            <text:p>2160</text:p>
          </table:table-cell>
          <table:table-cell table:formula="of:=SQRT([.E11])" office:value-type="float" office:value="46.475800154489" calcext:value-type="float">
            <text:p>46.48</text:p>
          </table:table-cell>
          <table:table-cell table:formula="of:=[.E11]/120" office:value-type="float" office:value="18" calcext:value-type="float">
            <text:p>18.00</text:p>
          </table:table-cell>
          <table:table-cell table:formula="of:=[.F11]/120" office:value-type="float" office:value="0.387298334620742" calcext:value-type="float">
            <text:p>0.39</text:p>
          </table:table-cell>
          <table:table-cell table:formula="of:=[.G11]-[.$Q$7]" office:value-type="float" office:value="17.53333" calcext:value-type="float">
            <text:p>17.53</text:p>
          </table:table-cell>
          <table:table-cell table:formula="of:=([.H11]^2+[.$Q$9]^2)^0.5" office:value-type="float" office:value="0.392286591154987" calcext:value-type="float">
            <text:p>0.39</text:p>
          </table:table-cell>
          <table:table-cell table:formula="of:=[.I11]/(1-[.I11]*[.$Q$2])" office:value-type="float" office:value="17.661686530902" calcext:value-type="float">
            <text:p>17.66</text:p>
          </table:table-cell>
          <table:table-cell table:formula="of:=([.J11]^2/(1-[.I11]*[.$Q$2])^4+([.I11]^2/(1-[.I11]*[.$Q$2])^2)^2*[.$Q$4]^2)^0.5" office:value-type="float" office:value="0.398102479943912" calcext:value-type="float">
            <text:p>0.40</text:p>
          </table:table-cell>
          <table:table-cell table:formula="of:=[.K11]/[.$K$4]" office:value-type="float" office:value="1.52514710510048" calcext:value-type="float">
            <text:p>1.525</text:p>
          </table:table-cell>
          <table:table-cell table:formula="of:=([.L11]^2/[.K11]^2+([.K11]/[.$K$4]^2)^2*[.$L$4]^2)^0.5" office:value-type="float" office:value="0.0484128936913768" calcext:value-type="float">
            <text:p>0.048</text:p>
          </table:table-cell>
          <table:table-cell table:formula="of:=[.E11]/[.$E$4]" office:value-type="float" office:value="1.50104239054899" calcext:value-type="float">
            <text:p>1.501</text:p>
          </table:table-cell>
          <table:table-cell table:formula="of:=([.M11]^2/[.E11]^2+([.E11]/[.$E$4]^2)^2*[.$M$4]^2)^0.5" office:value-type="float" office:value="0.00125962180240448" calcext:value-type="float">
            <text:p>0.001</text:p>
          </table:table-cell>
          <table:table-cell table:number-columns-repeated="2"/>
          <table:table-cell table:formula="of:=[.D11]" office:value-type="float" office:value="5.731273012821" calcext:value-type="float">
            <text:p>5.7312730128</text:p>
          </table:table-cell>
          <table:table-cell table:formula="of:=[.M11]" office:value-type="float" office:value="1.52514710510048" calcext:value-type="float">
            <text:p>1.5251471051</text:p>
          </table:table-cell>
          <table:table-cell office:value-type="float" office:value="0" calcext:value-type="float">
            <text:p>0</text:p>
          </table:table-cell>
          <table:table-cell table:formula="of:=[.N11]" office:value-type="float" office:value="0.0484128936913768" calcext:value-type="float">
            <text:p>0.0484128937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table:formula="of:=SQRT([.Y11])" office:value-type="float" office:value="46.475800154489" calcext:value-type="float">
            <text:p>46.48</text:p>
          </table:table-cell>
          <table:table-cell table:formula="of:=[.Y11]/120" office:value-type="float" office:value="18" calcext:value-type="float">
            <text:p>18.00</text:p>
          </table:table-cell>
          <table:table-cell table:formula="of:=[.Z11]/120" office:value-type="float" office:value="0.387298334620742" calcext:value-type="float">
            <text:p>0.39</text:p>
          </table:table-cell>
          <table:table-cell table:formula="of:=[.AA11]-[.$P$6]" office:value-type="float" office:value="17.9989444965282" calcext:value-type="float">
            <text:p>18.00</text:p>
          </table:table-cell>
          <table:table-cell table:formula="of:=([.AB11]^2+[.$Q$6]^2)^0.5" office:value-type="string" office:string-value="" calcext:value-type="error">
            <text:p>#VALUE!</text:p>
          </table:table-cell>
          <table:table-cell table:formula="of:=[.AC11]/(1-[.AC11]*[.$X$2])" office:value-type="float" office:value="17.9989444965282" calcext:value-type="float">
            <text:p>18.00</text:p>
          </table:table-cell>
          <table:table-cell table:formula="of:=([.AD11]^2/(1-[.AC11]*[.$X$2])^4+([.AC11]^2/(1-[.AC11]*[.$X$2])^2)^2*[.AJ11]^2)^0.5" office:value-type="string" office:string-value="" calcext:value-type="error">
            <text:p>#VALU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12:14:09.797231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0:02:17.007460096</meta:creation-date>
    <dc:date>2015-11-12T12:48:32.807473472</dc:date>
    <meta:editing-duration>PT1H47M57S</meta:editing-duration>
    <meta:editing-cycles>5</meta:editing-cycles>
    <meta:generator>LibreOffice/4.2.8.2$Linux_X86_64 LibreOffice_project/420m0$Build-2</meta:generator>
    <meta:document-statistic meta:table-count="1" meta:cell-count="256" meta:object-count="0"/>
  </office:meta>
</office:document-meta>
</file>